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16cm" table:align="left"/>
    </style:style>
    <style:style style:name="Table22.A" style:family="table-column">
      <style:table-column-properties style:column-width="7.516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4"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7"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14"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style:font-size-asian="13pt" style:font-size-complex="13pt"/>
    </style:style>
    <style:style style:name="P15"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16"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17"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18" style:family="paragraph" style:parent-style-name="Text_20_body">
      <style:paragraph-properties fo:margin-left="0cm" fo:margin-right="0cm" fo:orphans="2" fo:widows="2" fo:text-indent="0cm" style:auto-text-indent="false"/>
    </style:style>
    <style:style style:name="P19"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20"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21"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22"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23"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24" style:family="paragraph" style:parent-style-name="Text_20_body">
      <style:paragraph-properties fo:margin-top="0cm" fo:margin-bottom="0cm" loext:contextual-spacing="false"/>
    </style:style>
    <style:style style:name="P25"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26" style:family="paragraph" style:parent-style-name="Text_20_body">
      <style:paragraph-properties fo:margin-top="0cm" fo:margin-bottom="0cm" loext:contextual-spacing="false" fo:orphans="2" fo:widows="2"/>
    </style:style>
    <style:style style:name="P27" style:family="paragraph" style:parent-style-name="Text_20_body">
      <style:paragraph-properties fo:orphans="2" fo:widows="2"/>
    </style:style>
    <style:style style:name="P28"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29"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0"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31" style:family="paragraph" style:parent-style-name="Text_20_body" style:list-style-name="L1">
      <style:paragraph-properties fo:orphans="2" fo:widows="2"/>
    </style:style>
    <style:style style:name="P3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3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34" style:family="paragraph" style:parent-style-name="Text_20_body">
      <style:paragraph-properties fo:margin-left="0cm" fo:margin-right="0cm" fo:margin-top="0cm" fo:margin-bottom="0cm" loext:contextual-spacing="false" fo:orphans="2" fo:widows="2" fo:text-indent="0cm" style:auto-text-indent="false"/>
    </style:style>
    <style:style style:name="P35" style:family="paragraph" style:parent-style-name="Text_20_body">
      <style:paragraph-properties fo:margin-top="0cm" fo:margin-bottom="0cm" loext:contextual-spacing="false" fo:orphans="2" fo:widows="2"/>
    </style:style>
    <style:style style:name="P36"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37"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38"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39"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bold" style:font-weight-asian="bold" style:font-weight-complex="bold"/>
    </style:style>
    <style:style style:name="T6"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7" style:family="text">
      <style:text-properties fo:font-variant="normal" fo:text-transform="none" fo:color="#d3452f" style:font-name="Open Sans" fo:font-size="15.75pt" fo:letter-spacing="normal" fo:font-style="normal" fo:font-weight="normal" officeooo:rsid="000d696b"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8" style:family="text">
      <style:text-properties fo:font-variant="normal" fo:text-transform="none" fo:color="#c9211e" style:font-name="Open Sans" fo:font-size="15.75pt" fo:letter-spacing="normal" fo:font-style="normal" fo:font-weight="normal" officeooo:rsid="000d696b"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9" style:family="text">
      <style:text-properties fo:color="#339933"/>
    </style:style>
    <style:style style:name="T10" style:family="text">
      <style:text-properties fo:color="#0000ff"/>
    </style:style>
    <style:style style:name="T11" style:family="text">
      <style:text-properties fo:color="#b1b100"/>
    </style:style>
    <style:style style:name="T12" style:family="text">
      <style:text-properties fo:color="#009900"/>
    </style:style>
    <style:style style:name="T13" style:family="text">
      <style:text-properties fo:color="#cc66cc"/>
    </style:style>
    <style:style style:name="T14" style:family="text">
      <style:text-properties fo:font-weight="normal"/>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color="#990000"/>
    </style:style>
    <style:style style:name="T17" style:family="text">
      <style:text-properties officeooo:rsid="000d696b"/>
    </style:style>
    <style:style style:name="T18" style:family="text">
      <style:text-properties fo:color="#c9211e" fo:font-size="15pt" officeooo:rsid="000d696b" style:font-size-asian="13.1000003814697pt" style:font-size-complex="15pt"/>
    </style:style>
    <style:style style:name="T19" style:family="text">
      <style:text-properties fo:font-size="15pt" style:font-size-asian="13.1000003814697pt" style:font-size-complex="15pt"/>
    </style:style>
    <style:style style:name="T20" style:family="text">
      <style:text-properties fo:font-size="12pt" style:font-size-asian="10.5pt" style:font-size-complex="12pt"/>
    </style:style>
    <style:style style:name="T21" style:family="text">
      <style:text-properties fo:font-size="12pt" officeooo:rsid="000d696b" style:font-size-asian="10.5pt" style:font-size-complex="12pt"/>
    </style:style>
    <style:style style:name="T22" style:family="text">
      <style:text-properties fo:color="#000000" fo:font-size="12pt" officeooo:rsid="000d696b" style:font-size-asian="10.5pt" style:font-size-complex="12pt"/>
    </style:style>
    <style:style style:name="T23" style:family="text">
      <style:text-properties fo:color="#800080"/>
    </style:style>
    <style:style style:name="T24" style:family="text">
      <style:text-properties fo:color="#666666"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29" text:outline-level="2">VARIABELE</text:h>
      <text:p text:style-name="P13">Een variabele in Python is een geheugenlocatie waar waardes opgeslagen kunnen worden. Een variabele wordt aangegeven tussen “quotes” en met een = teken. Dus:</text:p>
      <text:p text:style-name="P15">naam = ”Teuntje”</text:p>
      <text:p text:style-name="P15">achternaam = “Hulscher”</text:p>
      <text:p text:style-name="P15">print (naam +’ ’+ achternaam)</text:p>
      <text:p text:style-name="P10">Variabelen kunnen gevuld worden met alle <text:span text:style-name="T1">5 standaard data typen</text:span> die Python ondersteund. Dus: numbers, strings, lists, tuple en dictionary.</text:p>
      <text:h text:style-name="P6" text:outline-level="2">DATA TYPEN</text:h>
      <text:p text:style-name="P8">Zoals hierboven al vermeld ondersteund Python 5 default data typen. Alle 5 deze data types hebben hun eigen eigenschappen en voordelen. Ik zal ze even toelichten:</text:p>
      <text:h text:style-name="P7" text:outline-level="2">DATA TYPE “NUMBERS”</text:h>
      <text:p text:style-name="P8">Numbers zijn nummers. Dus geen letters of speciale karakters maar gewoon nummers. Het number object wordt aangemaakt zodra er een numerieke waarde wordt toegewezen. Numerieke waarden hoeven niet tussen quotes geplaatst te worden.</text:p>
      <text:p text:style-name="P16">getal = 12</text:p>
      <text:p text:style-name="P16">print (getal)</text:p>
      <text:p text:style-name="P11">Numerieke waarde die door een spatie gescheiden worden moeten wel met quotes gedefinieerd worden (en zijn dus een string en geen number value).</text:p>
      <text:p text:style-name="P17">getal = “ 12a 11a 10a “</text:p>
      <text:p text:style-name="P17">print (getal)</text:p>
      <text:p text:style-name="P12">Number data types kennen de volgende subtypen:</text:p>
      <text:list xml:id="list80149786" text:style-name="L1">
        <text:list-item>
          <text:p text:style-name="P31"><text:span text:style-name="Strong_20_Emphasis"><text:span text:style-name="T5">Int </text:span></text:span><text:span text:style-name="T5">(plain integer)</text:span><text:span text:style-name="T2"><text:line-break/>Numerieke waarde welke altijd een rond getal vormt. Dus zonder k punten. B.v. 110, 20, 33 etc.</text:span></text:p>
        </text:list-item>
        <text:list-item>
          <text:p text:style-name="P31"><text:span text:style-name="Strong_20_Emphasis"><text:span text:style-name="T5">Long </text:span></text:span><text:span text:style-name="T5">(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31"><text:span text:style-name="Strong_20_Emphasis"><text:span text:style-name="T5">Float </text:span></text:span><text:span text:style-name="T5">(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31"><text:soft-page-break/><text:span text:style-name="Strong_20_Emphasis"><text:span text:style-name="T5">Complex </text:span></text:span><text:span text:style-name="T5">(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31"><text:span text:style-name="Strong_20_Emphasis"><text:span text:style-name="T5">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8">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3">string<text:span text:style-name="T9">=</text:span><text:span text:style-name="T10">"Deze regel is een string"</text:span></text:p>
            <text:p text:style-name="P21"><text:span text:style-name="T11">print</text:span><text:span text:style-name="T12">(</text:span>string<text:span text:style-name="T12">[</text:span><text:span text:style-name="T13">0</text:span><text:span text:style-name="T9">:</text:span><text:span text:style-name="T13">10</text:span><text:span text:style-name="T12">])</text:span></text:p>
          </table:table-cell>
        </table:table-row>
      </table:table>
      <text:p text:style-name="P18"><text:span text:style-name="Strong_20_Emphasis"><text:span text:style-name="T3">==Output==</text:span></text:span><text:span text:style-name="T3"><text:line-break/></text:span><text:span text:style-name="Emphasis"><text:span text:style-name="T3">Deze regel</text:span></text:span></text:p>
      <text:p text:style-name="P8">Om pas v.a. het 10e karakter te starten eindig je met een dubbele punt zonder achtervoegsel:</text:p>
      <table:table table:name="Table2" table:style-name="Table2">
        <table:table-column table:style-name="Table2.A"/>
        <table:table-row>
          <table:table-cell table:style-name="Table2.A1" office:value-type="string">
            <text:p text:style-name="P3">string<text:span text:style-name="T9">=</text:span><text:span text:style-name="T10">"Deze regel is een string"</text:span></text:p>
            <text:p text:style-name="P21"><text:span text:style-name="T11">print</text:span><text:span text:style-name="T12">(</text:span>string<text:span text:style-name="T12">[</text:span><text:span text:style-name="T13">10</text:span><text:span text:style-name="T9">:</text:span><text:span text:style-name="T12">])</text:span></text:p>
          </table:table-cell>
        </table:table-row>
      </table:table>
      <text:p text:style-name="P5"><text:span text:style-name="Strong_20_Emphasis"><text:span text:style-name="T3">==Output==</text:span></text:span><text:span text:style-name="T3"><text:line-break/></text:span><text:span text:style-name="Emphasis"><text:span text:style-name="T3">is een string</text:span></text:span></text:p>
      <text:p text:style-name="P24"><text:line-break/><text:span text:style-name="T2">Het + symbool kun je als volgt gebruiken:</text:span></text:p>
      <table:table table:name="Table3" table:style-name="Table3">
        <table:table-column table:style-name="Table3.A"/>
        <table:table-row>
          <table:table-cell table:style-name="Table3.A1" office:value-type="string">
            <text:p text:style-name="P3">string<text:span text:style-name="T9">=</text:span><text:span text:style-name="T10">"Deze regel is een string"</text:span></text:p>
            <text:p text:style-name="P21"><text:span text:style-name="T11">print</text:span><text:span text:style-name="T12">(</text:span>string <text:span text:style-name="T9">+</text:span> <text:span text:style-name="T10">"!!!!!!"</text:span><text:span text:style-name="T12">)</text:span></text:p>
          </table:table-cell>
        </table:table-row>
      </table:table>
      <text:p text:style-name="P5"><text:span text:style-name="Strong_20_Emphasis"><text:span text:style-name="T3">==Output==</text:span></text:span><text:span text:style-name="T3"><text:line-break/></text:span><text:span text:style-name="Emphasis"><text:span text:style-name="T3">Deze regel is een string!!!!!!</text:span></text:span></text:p>
      <text:p text:style-name="P25"/>
      <text:p text:style-name="P24"><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8">De waardes in een lijst kunnen net als bij strings bewerkt worden met de [], [:]. * en + operators.</text:p>
      <text:p text:style-name="P8">Een voorbeeld:</text:p>
      <table:table table:name="Table4" table:style-name="Table4">
        <table:table-column table:style-name="Table4.A"/>
        <table:table-row>
          <table:table-cell table:style-name="Table4.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1">list2 <text:span text:style-name="T9">=</text:span><text:span text:style-name="T12">[</text:span><text:span text:style-name="T13">1000</text:span><text:span text:style-name="T9">,</text:span> <text:span text:style-name="T13">2000</text:span><text:span text:style-name="T12">]</text:span></text:p>
            <text:p text:style-name="P21"><text:span text:style-name="T11">print</text:span><text:span text:style-name="T12">(</text:span>list1<text:span text:style-name="T12">)</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text:span></text:span></text:p>
      <text:p text:style-name="P25"/>
      <text:p text:style-name="P8">Een item toevoegen aan een lijst werkt op de volgende manier:</text:p>
      <table:table table:name="Table5" table:style-name="Table5">
        <table:table-column table:style-name="Table5.A"/>
        <text:soft-page-break/>
        <table:table-row>
          <table:table-cell table:style-name="Table5.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1">list2 <text:span text:style-name="T9">=</text:span><text:span text:style-name="T12">[</text:span><text:span text:style-name="T13">1000</text:span><text:span text:style-name="T9">,</text:span> <text:span text:style-name="T13">2000</text:span><text:span text:style-name="T9">,</text:span> list1<text:span text:style-name="T12">]</text:span></text:p>
            <text:p text:style-name="P21">list1<text:span text:style-name="T9">.</text:span>append <text:span text:style-name="T12">(</text:span><text:span text:style-name="T10">"item6"</text:span><text:span text:style-name="T12">)</text:span></text:p>
            <text:p text:style-name="P21"><text:span text:style-name="T11">print</text:span><text:span text:style-name="T12">(</text:span>list1<text:span text:style-name="T12">)</text:span></text:p>
          </table:table-cell>
        </table:table-row>
      </table:table>
      <text:p text:style-name="P18"><text:span text:style-name="Strong_20_Emphasis"><text:span text:style-name="T3">==Output==</text:span></text:span><text:span text:style-name="T3"><text:line-break/></text:span><text:span text:style-name="Emphasis"><text:span text:style-name="T3">[‘item1’, ‘item2’, ‘item3’, ‘item4’, ‘item5’, ‘item6’]</text:span></text:span></text:p>
      <text:p text:style-name="P8">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1">list2 <text:span text:style-name="T9">=</text:span><text:span text:style-name="T12">[</text:span><text:span text:style-name="T13">1000</text:span><text:span text:style-name="T9">,</text:span> <text:span text:style-name="T13">2000</text:span><text:span text:style-name="T9">,</text:span> list1<text:span text:style-name="T12">]</text:span></text:p>
            <text:p text:style-name="P21">list1<text:span text:style-name="T9">.</text:span>insert <text:span text:style-name="T12">(</text:span><text:span text:style-name="T13">0</text:span><text:span text:style-name="T9">,</text:span> <text:span text:style-name="T10">"item100"</text:span><text:span text:style-name="T12">)</text:span></text:p>
            <text:p text:style-name="P21"><text:span text:style-name="T11">print</text:span><text:span text:style-name="T12">(</text:span>list1<text:span text:style-name="T12">)</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8"/>
      <text:p text:style-name="P8">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1">list2 <text:span text:style-name="T9">=</text:span><text:span text:style-name="T12">[</text:span><text:span text:style-name="T13">1000</text:span><text:span text:style-name="T9">,</text:span> <text:span text:style-name="T13">2000</text:span><text:span text:style-name="T9">,</text:span> list1<text:span text:style-name="T12">]</text:span></text:p>
            <text:p text:style-name="P21">list1<text:span text:style-name="T9">.</text:span>insert <text:span text:style-name="T12">(</text:span><text:span text:style-name="T13">0</text:span><text:span text:style-name="T9">,</text:span> <text:span text:style-name="T10">"item100"</text:span><text:span text:style-name="T12">)</text:span></text:p>
            <text:p text:style-name="P21"><text:span text:style-name="T11">print</text:span><text:span text:style-name="T12">(</text:span>list1<text:span text:style-name="T12">)</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8"/>
      <text:p text:style-name="P9"><text:span text:style-name="Strong_20_Emphasis"><text:span text:style-name="T14">Data type </text:span></text:span><text:span text:style-name="Strong_20_Emphasis"><text:span text:style-name="T15">“Tuple”</text:span></text:span><text:line-break/>Een “Tuple” lijkt heel erg op een lijst. Het grote verschil tussen een tuple en een list is dat een tuple een “read-only” list is. De waardes in een lijst kunnen veranderd worden. </text:p>
      <text:p text:style-name="P32">De waardes in een tuple zijn vast en onveranderbaar.</text:p>
      <text:p text:style-name="P8">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3">tuple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1">tuple2 <text:span text:style-name="T9">=</text:span><text:span text:style-name="T12">(</text:span><text:span text:style-name="T13">1000</text:span><text:span text:style-name="T9">,</text:span> <text:span text:style-name="T13">2000</text:span><text:span text:style-name="T12">)</text:span></text:p>
            <text:p text:style-name="P21"><text:span text:style-name="T11">print</text:span><text:span text:style-name="T12">(</text:span>tuple1 <text:span text:style-name="T9">+</text:span> tuple2<text:span text:style-name="T12">)</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 1000, 2000)</text:span></text:span></text:p>
      <text:p text:style-name="P8"/>
      <text:p text:style-name="P8"><text:span text:style-name="Strong_20_Emphasis"><text:span text:style-name="T14">Data type </text:span></text:span><text:span text:style-name="Strong_20_Emphasis"><text:span text:style-name="T15">“Dictionary”</text:span></text:span><text:line-break/>Een Dictionary is een ander data type welke ook weer erg lijkt op een list. Een dictionary bestaat uit een lijst met sleutels en waardes. Bijvoorbeeld:</text:p>
      <text:p text:style-name="P19"/>
      <table:table table:name="Table9" table:style-name="Table9">
        <table:table-column table:style-name="Table9.A"/>
        <table:table-row>
          <table:table-cell table:style-name="Table9.A1" office:value-type="string">
            <text:p text:style-name="P3">dict1 <text:span text:style-name="T9">=</text:span><text:span text:style-name="T12">{</text:span><text:span text:style-name="T10">"Naam"</text:span> <text:span text:style-name="T9">:</text:span> <text:span text:style-name="T10">"Jarno"</text:span><text:span text:style-name="T9">,</text:span> <text:span text:style-name="T10">"Achternaam"</text:span> <text:span text:style-name="T9">:</text:span> <text:span text:style-name="T10">"Baselier"</text:span><text:span text:style-name="T9">,</text:span> <text:span text:style-name="T10">"Leeftijd"</text:span> <text:span text:style-name="T9">:</text:span> <text:span text:style-name="T13">16</text:span><text:span text:style-name="T12">}</text:span></text:p>
            <text:p text:style-name="P21">dict2 <text:span text:style-name="T9">=</text:span><text:span text:style-name="T12">(</text:span><text:span text:style-name="T13">1000</text:span><text:span text:style-name="T9">,</text:span> <text:span text:style-name="T13">2000</text:span><text:span text:style-name="T12">)</text:span></text:p>
            <text:p text:style-name="P21"><text:span text:style-name="T11">print</text:span><text:span text:style-name="T12">(</text:span>dict1<text:span text:style-name="T12">)</text:span></text:p>
          </table:table-cell>
        </table:table-row>
      </table:table>
      <text:p text:style-name="P5"><text:span text:style-name="Strong_20_Emphasis"><text:span text:style-name="T3">==Output==</text:span></text:span><text:span text:style-name="T3"><text:line-break/></text:span><text:span text:style-name="Emphasis"><text:span text:style-name="T3">{‘Naam’: ‘Jarno’, ‘Achternaam’: ‘Jarno’, ‘Leeftijd’: 16}</text:span></text:span></text:p>
      <text:h text:style-name="P20" text:outline-level="1"><text:soft-page-break/>Python – Leren programmeren – deel 2</text:h>
      <text:p text:style-name="P18"><text:span text:style-name="Strong_20_Emphasis"><text:span text:style-name="T2">In de vorige post hebben we gelezen wat Python is, wat de programmeertaal inhoud en wat de beperkingen van Python zijn. Ook hebben we een ontwikkelomgeving opgezet en kunnen we starten met het ontwikkelen van Python applicaties. In deze post gaan we dan ook de basisbeginselen van de Python syntax bespreken.</text:span></text:span></text:p>
      <text:h text:style-name="P30" text:outline-level="2">DE EERSTE STAPJES IN PYTHON</text:h>
      <text:p text:style-name="P28">Allereerst gaan we de eerste “logische” syntax eigenschappen van Python code bekijken.</text:p>
      <text:h text:style-name="P30" text:outline-level="2">COMMENTS</text:h>
      <text:p text:style-name="P28">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28">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4">#Deze comment past op 1 regel</text:p>
            <text:p text:style-name="P22"/>
            <text:p text:style-name="P23">"""</text:p>
            <text:p text:style-name="P23">Deze</text:p>
            <text:p text:style-name="P23">comment</text:p>
            <text:p text:style-name="P23">is</text:p>
            <text:p text:style-name="P23">meerdere</text:p>
            <text:p text:style-name="P23">lijnen</text:p>
            <text:p text:style-name="P23">groot</text:p>
            <text:p text:style-name="P23">"""</text:p>
          </table:table-cell>
        </table:table-row>
      </table:table>
      <text:h text:style-name="P30" text:outline-level="2">QUOTES</text:h>
      <text:p text:style-name="P28">In bovenstaande voorbeeld zien we 3 dubbele quotes. Dit mogen ook 3 enkele quotes zijn. In Python maakt het namelijk helemaal niet uit of je dubbele of enkele quotes gebruikt.</text:p>
      <text:h text:style-name="P30" text:outline-level="2">HELLO WORLD</text:h>
      <text:p text:style-name="P28">De eerste applicatie die iedere programmeur schrijft als deze start met programmeren in een nieuwe programmeertaal is de “Hello World” applicatie. Ofwel, een applicatie die de regel “Hello World” print. Het “print” commando is in tegenstelling tot Python 2.x een fu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3"><text:span text:style-name="T11">print</text:span><text:span text:style-name="T12">(</text:span>“Hello World”<text:span text:style-name="T12">)</text:span></text:p>
          </table:table-cell>
        </table:table-row>
      </table:table>
      <text:p text:style-name="P28"><text:soft-page-break/>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3"><text:span text:style-name="T11">print</text:span><text:span text:style-name="T12">(</text:span><text:span text:style-name="T10">"Hello World"</text:span> <text:span text:style-name="T9">,</text:span> <text:span text:style-name="T16">end</text:span><text:span text:style-name="T9">=</text:span><text:span text:style-name="T10">""</text:span><text:span text:style-name="T12">)</text:span></text:p>
          </table:table-cell>
        </table:table-row>
      </table:table>
      <text:p text:style-name="P28">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3"><text:span text:style-name="T11">print</text:span><text:span text:style-name="T12">(</text:span><text:span text:style-name="T10">"Hello World"</text:span> <text:span text:style-name="T9">,</text:span> <text:span text:style-name="T16">end</text:span><text:span text:style-name="T9">=</text:span><text:span text:style-name="T10">";"</text:span><text:span text:style-name="T12">)</text:span></text:p>
          </table:table-cell>
        </table:table-row>
      </table:table>
      <text:h text:style-name="P30" text:outline-level="2">VARIABELE</text:h>
      <text:p text:style-name="P28">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3">naam<text:span text:style-name="T9">=</text:span><text:span text:style-name="T10">"jarno"</text:span></text:p>
            <text:p text:style-name="P21"><text:span text:style-name="T11">print</text:span><text:span text:style-name="T12">(</text:span>naam<text:span text:style-name="T12">)</text:span></text:p>
          </table:table-cell>
        </table:table-row>
      </table:table>
      <text:p text:style-name="P28">Let op, een variabele mag beginnen met alles behalve een nummer. Zo is “naam1” en “_naam_1” geldig maar “1_naam” niet.</text:p>
      <text:p text:style-name="P28">2 variabelen samenvoegen werkt als volgt:</text:p>
      <table:table table:name="Table15" table:style-name="Table15">
        <table:table-column table:style-name="Table15.A"/>
        <table:table-row>
          <table:table-cell table:style-name="Table15.A1" office:value-type="string">
            <text:p text:style-name="P3">naam<text:span text:style-name="T9">=</text:span><text:span text:style-name="T10">"Jarno"</text:span></text:p>
            <text:p text:style-name="P21">achternaam<text:span text:style-name="T9">=</text:span><text:span text:style-name="T10">"Baselier"</text:span></text:p>
            <text:p text:style-name="P22"> </text:p>
            <text:p text:style-name="P21"><text:span text:style-name="T11">print</text:span><text:span text:style-name="T12">(</text:span>naam <text:span text:style-name="T9">+</text:span> <text:span text:style-name="T10">" "</text:span> <text:span text:style-name="T9">+</text:span>achternaam<text:span text:style-name="T12">)</text:span></text:p>
          </table:table-cell>
        </table:table-row>
      </table:table>
      <text:p text:style-name="P28">We zien dus dat we nu de variabelen scheiden d.m.v. het + teken en dat we een spatie maken doordat we 2 quotes ertussen zetten met een spatie.</text:p>
      <text:p text:style-name="P28">Variabelen kunnen gevuld worden met alle 5 standaard data typen die Python ondersteund. Dus: numbers, strings, lists, tuple en dictionary.</text:p>
      <text:h text:style-name="P30" text:outline-level="2">DATA TYPEN</text:h>
      <text:p text:style-name="P28">Zoals hierboven al vermeld ondersteund Python 5 default data typen. Alle 5 deze data types hebben hun eigen eigenschappen en voordelen. Ik zal ze even toelichten:</text:p>
      <text:h text:style-name="P30" text:outline-level="2">DATA TYPE “NUMBERS”</text:h>
      <text:p text:style-name="P28">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3">getal<text:span text:style-name="T9">=</text:span><text:span text:style-name="T13">12</text:span></text:p>
            <text:p text:style-name="P21"><text:span text:style-name="T11">print</text:span><text:span text:style-name="T12">(</text:span>getal<text:span text:style-name="T12">)</text:span></text:p>
          </table:table-cell>
        </table:table-row>
      </table:table>
      <text:p text:style-name="P28">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3">getal<text:span text:style-name="T9">=</text:span><text:span text:style-name="T10">"12 11 10"</text:span></text:p>
            <text:p text:style-name="P21"><text:span text:style-name="T11">print</text:span><text:span text:style-name="T12">(</text:span>getal<text:span text:style-name="T12">)</text:span></text:p>
          </table:table-cell>
        </table:table-row>
      </table:table>
      <text:p text:style-name="P28">Number data types kennen de volgende subtypen:</text:p>
      <text:p text:style-name="P27"><text:span text:style-name="Strong_20_Emphasis"><text:span text:style-name="T2">Int</text:span></text:span><text:span text:style-name="T2"> (plain integer)<text:line-break/>Numerieke waarde welke altijd een rond getal vormt. Dus zonder k punten. B.v. 110, 20, 33 etc.</text:span></text:p>
      <text:p text:style-name="P27"><text:soft-page-break/><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27"><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p text:style-name="P27"><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27"><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28">Een voorbeeld string is:</text:p>
      <table:table table:name="Table18" table:style-name="Table18">
        <table:table-column table:style-name="Table18.A"/>
        <table:table-row>
          <table:table-cell table:style-name="Table18.A1" office:value-type="string">
            <text:p text:style-name="P3">string<text:span text:style-name="T9">=</text:span><text:span text:style-name="T10">"Deze regel is een string"</text:span></text:p>
            <text:p text:style-name="P21"><text:span text:style-name="T11">print</text:span><text:span text:style-name="T12">(</text:span>string<text:span text:style-name="T12">)</text:span></text:p>
          </table:table-cell>
        </table:table-row>
      </table:table>
      <text:p text:style-name="P27"><text:span text:style-name="Strong_20_Emphasis"><text:span text:style-name="T3">==Output==</text:span></text:span><text:span text:style-name="T3"><text:line-break/></text:span><text:span text:style-name="Emphasis"><text:span text:style-name="T3">Deze regel is een string</text:span></text:span></text:p>
      <text:p text:style-name="P28">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3">string<text:span text:style-name="T9">=</text:span><text:span text:style-name="T10">"Deze regel is een string"</text:span></text:p>
            <text:p text:style-name="P21"><text:span text:style-name="T11">print</text:span><text:span text:style-name="T12">(</text:span>string<text:span text:style-name="T12">[</text:span><text:span text:style-name="T13">0</text:span><text:span text:style-name="T12">])</text:span></text:p>
          </table:table-cell>
        </table:table-row>
      </table:table>
      <text:p text:style-name="P27"><text:span text:style-name="Strong_20_Emphasis"><text:span text:style-name="T3">==Output==</text:span></text:span><text:span text:style-name="T3"><text:line-break/></text:span><text:span text:style-name="Emphasis"><text:span text:style-name="T3">D</text:span></text:span></text:p>
      <text:p text:style-name="P28">Nog een voorbeeld:</text:p>
      <text:p text:style-name="P28">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3">string<text:span text:style-name="T9">=</text:span><text:span text:style-name="T10">"Deze regel is een string"</text:span></text:p>
            <text:p text:style-name="P21"><text:span text:style-name="T11">print</text:span><text:span text:style-name="T12">(</text:span>string<text:span text:style-name="T12">[</text:span><text:span text:style-name="T13">0</text:span><text:span text:style-name="T9">:</text:span><text:span text:style-name="T13">10</text:span><text:span text:style-name="T12">])</text:span></text:p>
          </table:table-cell>
        </table:table-row>
      </table:table>
      <text:p text:style-name="P27"><text:span text:style-name="Strong_20_Emphasis"><text:span text:style-name="T3">==Output==</text:span></text:span><text:span text:style-name="T3"><text:line-break/></text:span><text:span text:style-name="Emphasis"><text:span text:style-name="T3">Deze regel</text:span></text:span></text:p>
      <text:p text:style-name="P28">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3">string<text:span text:style-name="T9">=</text:span><text:span text:style-name="T10">"Deze regel is een string"</text:span></text:p>
            <text:p text:style-name="P21"><text:span text:style-name="T11">print</text:span><text:span text:style-name="T12">(</text:span>string<text:span text:style-name="T12">[</text:span><text:span text:style-name="T13">10</text:span><text:span text:style-name="T9">:</text:span><text:span text:style-name="T12">])</text:span></text:p>
          </table:table-cell>
        </table:table-row>
      </table:table>
      <text:p text:style-name="P27"><text:span text:style-name="Strong_20_Emphasis"><text:span text:style-name="T3">==Output==</text:span></text:span><text:span text:style-name="T3"><text:line-break/></text:span><text:span text:style-name="Emphasis"><text:span text:style-name="T3">is een string</text:span></text:span></text:p>
      <text:p text:style-name="P28"><text:soft-page-break/>We kennen nog meer symbolen in een string waaronder en + teken en de asterisk *. De + voegt tekenreeksen samen en de asterisk is het herhalingssymbool:</text:p>
      <text:p text:style-name="P28">Het herhalingssymbool werkt als volgt:</text:p>
      <table:table table:name="Table22" table:style-name="Table22">
        <table:table-column table:style-name="Table22.A"/>
        <table:table-row>
          <table:table-cell table:style-name="Table22.A1" office:value-type="string">
            <text:p text:style-name="P3">string<text:span text:style-name="T9">=</text:span><text:span text:style-name="T10">"Deze regel is een string"</text:span></text:p>
            <text:p text:style-name="P21"><text:span text:style-name="T11">print</text:span><text:span text:style-name="T12">(</text:span>string <text:span text:style-name="T9">*</text:span> <text:span text:style-name="T13">2</text:span><text:span text:style-name="T12">)</text:span></text:p>
          </table:table-cell>
        </table:table-row>
      </table:table>
      <text:p text:style-name="P27"><text:span text:style-name="Strong_20_Emphasis"><text:span text:style-name="T3">==Output==</text:span></text:span><text:span text:style-name="T3"><text:line-break/></text:span><text:span text:style-name="Emphasis"><text:span text:style-name="T3">Deze regel is een stringDeze regel is een string</text:span></text:span></text:p>
      <text:p text:style-name="P28">Het + symbool kun je als volgt gebruiken:</text:p>
      <table:table table:name="Table23" table:style-name="Table23">
        <table:table-column table:style-name="Table23.A"/>
        <table:table-row>
          <table:table-cell table:style-name="Table23.A1" office:value-type="string">
            <text:p text:style-name="P3">string<text:span text:style-name="T9">=</text:span><text:span text:style-name="T10">"Deze regel is een string"</text:span></text:p>
            <text:p text:style-name="P21"><text:span text:style-name="T11">print</text:span><text:span text:style-name="T12">(</text:span>string <text:span text:style-name="T9">+</text:span> <text:span text:style-name="T10">"!!!!!!"</text:span><text:span text:style-name="T12">)</text:span></text:p>
          </table:table-cell>
        </table:table-row>
      </table:table>
      <text:p text:style-name="P27"><text:span text:style-name="Strong_20_Emphasis"><text:span text:style-name="T3">==Output==</text:span></text:span><text:span text:style-name="T3"><text:line-break/></text:span><text:span text:style-name="Emphasis"><text:span text:style-name="T3">Deze regel is een string!!!!!!</text:span></text:span></text:p>
      <text:p text:style-name="P28">Gecombineerd:</text:p>
      <table:table table:name="Table24" table:style-name="Table24">
        <table:table-column table:style-name="Table24.A"/>
        <table:table-row>
          <table:table-cell table:style-name="Table24.A1" office:value-type="string">
            <text:p text:style-name="P3">string<text:span text:style-name="T9">=</text:span><text:span text:style-name="T10">"Deze regel is een string"</text:span></text:p>
            <text:p text:style-name="P21"><text:span text:style-name="T11">print</text:span><text:span text:style-name="T12">(</text:span>string<text:span text:style-name="T12">[</text:span><text:span text:style-name="T13">0</text:span><text:span text:style-name="T9">:</text:span><text:span text:style-name="T13">10</text:span><text:span text:style-name="T12">]</text:span> <text:span text:style-name="T9">*</text:span> <text:span text:style-name="T13">2</text:span> <text:span text:style-name="T9">+</text:span> <text:span text:style-name="T10">"!!!!!!"</text:span><text:span text:style-name="T12">)</text:span></text:p>
          </table:table-cell>
        </table:table-row>
      </table:table>
      <text:p text:style-name="P27"><text:span text:style-name="Strong_20_Emphasis"><text:span text:style-name="T3">==Output==</text:span></text:span><text:span text:style-name="T3"><text:line-break/></text:span><text:span text:style-name="Emphasis"><text:span text:style-name="T3">Deze regelDeze regel!!!!!!</text:span></text:span></text:p>
      <text:p text:style-name="P27"><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28">De waardes in een lijst kunnen net als bij strings bewerkt worden met de [], [:]. * en + operators.</text:p>
      <text:p text:style-name="P28">Een voorbeeld:</text:p>
      <table:table table:name="Table25" table:style-name="Table25">
        <table:table-column table:style-name="Table25.A"/>
        <table:table-row>
          <table:table-cell table:style-name="Table25.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1">list2 <text:span text:style-name="T9">=</text:span><text:span text:style-name="T12">[</text:span><text:span text:style-name="T13">1000</text:span><text:span text:style-name="T9">,</text:span> <text:span text:style-name="T13">2000</text:span><text:span text:style-name="T12">]</text:span></text:p>
            <text:p text:style-name="P21"><text:span text:style-name="T11">print</text:span><text:span text:style-name="T12">(</text:span>list1<text:span text:style-name="T12">)</text:span></text:p>
          </table:table-cell>
        </table:table-row>
      </table:table>
      <text:p text:style-name="P27"><text:span text:style-name="Strong_20_Emphasis"><text:span text:style-name="T3">==Output==</text:span></text:span><text:span text:style-name="T3"><text:line-break/></text:span><text:span text:style-name="Emphasis"><text:span text:style-name="T3">[‘item1’, ‘item2’, ‘item3’, ‘item4’, ‘item5’]</text:span></text:span></text:p>
      <text:p text:style-name="P28">Het eerste item in de lijst krijgt de indexwaarde 0, het 2e item krijgt waarde 1 etc.</text:p>
      <table:table table:name="Table26" table:style-name="Table26">
        <table:table-column table:style-name="Table26.A"/>
        <table:table-row>
          <table:table-cell table:style-name="Table26.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1">list2 <text:span text:style-name="T9">=</text:span><text:span text:style-name="T12">[</text:span><text:span text:style-name="T13">1000</text:span><text:span text:style-name="T9">,</text:span> <text:span text:style-name="T13">2000</text:span><text:span text:style-name="T12">]</text:span></text:p>
            <text:p text:style-name="P21"><text:span text:style-name="T11">print</text:span><text:span text:style-name="T12">(</text:span>list1<text:span text:style-name="T12">[</text:span><text:span text:style-name="T13">2</text:span><text:span text:style-name="T12">])</text:span></text:p>
          </table:table-cell>
        </table:table-row>
      </table:table>
      <text:p text:style-name="P27"><text:span text:style-name="Strong_20_Emphasis"><text:span text:style-name="T3">==Output==</text:span></text:span><text:span text:style-name="T3"><text:line-break/></text:span><text:span text:style-name="Emphasis"><text:span text:style-name="T3">item3</text:span></text:span></text:p>
      <text:p text:style-name="P28">Nog een voorbeeld:</text:p>
      <table:table table:name="Table27" table:style-name="Table27">
        <table:table-column table:style-name="Table27.A"/>
        <table:table-row>
          <table:table-cell table:style-name="Table27.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1">list2 <text:span text:style-name="T9">=</text:span><text:span text:style-name="T12">[</text:span><text:span text:style-name="T13">1000</text:span><text:span text:style-name="T9">,</text:span> <text:span text:style-name="T13">2000</text:span><text:span text:style-name="T12">]</text:span></text:p>
            <text:p text:style-name="P21"><text:span text:style-name="T11">print</text:span><text:span text:style-name="T12">(</text:span>list1<text:span text:style-name="T12">[</text:span><text:span text:style-name="T13">2</text:span><text:span text:style-name="T9">:</text:span><text:span text:style-name="T13">4</text:span><text:span text:style-name="T12">])</text:span></text:p>
          </table:table-cell>
        </table:table-row>
      </table:table>
      <text:p text:style-name="P27"><text:soft-page-break/><text:span text:style-name="Strong_20_Emphasis"><text:span text:style-name="T3">==Output==</text:span></text:span><text:span text:style-name="T3"><text:line-break/></text:span><text:span text:style-name="Emphasis"><text:span text:style-name="T3">[‘item3’, ‘item4’]</text:span></text:span></text:p>
      <text:p text:style-name="P28">En nu met de herhaal operator (asterisk):</text:p>
      <table:table table:name="Table28" table:style-name="Table28">
        <table:table-column table:style-name="Table28.A"/>
        <table:table-row>
          <table:table-cell table:style-name="Table28.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1">list2 <text:span text:style-name="T9">=</text:span><text:span text:style-name="T12">[</text:span><text:span text:style-name="T13">1000</text:span><text:span text:style-name="T9">,</text:span> <text:span text:style-name="T13">2000</text:span><text:span text:style-name="T12">]</text:span></text:p>
            <text:p text:style-name="P21"><text:span text:style-name="T11">print</text:span><text:span text:style-name="T12">(</text:span>list1<text:span text:style-name="T12">[</text:span><text:span text:style-name="T13">2</text:span><text:span text:style-name="T9">:</text:span><text:span text:style-name="T13">4</text:span><text:span text:style-name="T12">]</text:span> <text:span text:style-name="T9">*</text:span> <text:span text:style-name="T13">2</text:span><text:span text:style-name="T12">)</text:span></text:p>
          </table:table-cell>
        </table:table-row>
      </table:table>
      <text:p text:style-name="P27"><text:span text:style-name="Strong_20_Emphasis"><text:span text:style-name="T3">==Output==</text:span></text:span><text:span text:style-name="T3"><text:line-break/></text:span><text:span text:style-name="Emphasis"><text:span text:style-name="T3">[‘item3’, ‘item4’, ‘item3’, ‘item4’]</text:span></text:span></text:p>
      <text:p text:style-name="P28">En met de + operator:</text:p>
      <table:table table:name="Table29" table:style-name="Table29">
        <table:table-column table:style-name="Table29.A"/>
        <table:table-row>
          <table:table-cell table:style-name="Table29.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1">list2 <text:span text:style-name="T9">=</text:span><text:span text:style-name="T12">[</text:span><text:span text:style-name="T13">1000</text:span><text:span text:style-name="T9">,</text:span> <text:span text:style-name="T13">2000</text:span><text:span text:style-name="T12">]</text:span></text:p>
            <text:p text:style-name="P21"><text:span text:style-name="T11">print</text:span><text:span text:style-name="T12">(</text:span>list1 <text:span text:style-name="T9">+</text:span> list2<text:span text:style-name="T12">)</text:span></text:p>
          </table:table-cell>
        </table:table-row>
      </table:table>
      <text:p text:style-name="P27"><text:span text:style-name="Strong_20_Emphasis"><text:span text:style-name="T3">==Output==</text:span></text:span><text:span text:style-name="T3"><text:line-break/></text:span><text:span text:style-name="Emphasis"><text:span text:style-name="T3">[‘item1’, ‘item2’, ‘item3’, ‘item4’, ‘item5’, 1000, 2000]</text:span></text:span></text:p>
      <text:p text:style-name="P28">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1">list2 <text:span text:style-name="T9">=</text:span><text:span text:style-name="T12">[</text:span><text:span text:style-name="T13">1000</text:span><text:span text:style-name="T9">,</text:span> <text:span text:style-name="T13">2000</text:span><text:span text:style-name="T12">]</text:span></text:p>
            <text:p text:style-name="P21">list1<text:span text:style-name="T12">[</text:span><text:span text:style-name="T13">0</text:span><text:span text:style-name="T12">]</text:span> <text:span text:style-name="T9">=</text:span> <text:span text:style-name="T10">"item100"</text:span></text:p>
            <text:p text:style-name="P21"><text:span text:style-name="T11">print</text:span><text:span text:style-name="T12">(</text:span>list1<text:span text:style-name="T12">)</text:span></text:p>
          </table:table-cell>
        </table:table-row>
      </table:table>
      <text:p text:style-name="P27"><text:span text:style-name="Strong_20_Emphasis"><text:span text:style-name="T3">==Output==</text:span></text:span><text:span text:style-name="T3"><text:line-break/></text:span><text:span text:style-name="Emphasis"><text:span text:style-name="T3">[‘item100’, ‘item2’, ‘item3’, ‘item4’, ‘item5’, 1000, 2000]</text:span></text:span></text:p>
      <text:p text:style-name="P28">We kunnen ook andere lijsten gebruiken in een lijst:</text:p>
      <table:table table:name="Table31" table:style-name="Table31">
        <table:table-column table:style-name="Table31.A"/>
        <table:table-row>
          <table:table-cell table:style-name="Table31.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1">list2 <text:span text:style-name="T9">=</text:span><text:span text:style-name="T12">[</text:span><text:span text:style-name="T13">1000</text:span><text:span text:style-name="T9">,</text:span> <text:span text:style-name="T13">2000</text:span><text:span text:style-name="T9">,</text:span> list1<text:span text:style-name="T12">]</text:span></text:p>
            <text:p text:style-name="P21"><text:span text:style-name="T11">print</text:span><text:span text:style-name="T12">(</text:span>list2<text:span text:style-name="T12">)</text:span></text:p>
          </table:table-cell>
        </table:table-row>
      </table:table>
      <text:p text:style-name="P27"><text:span text:style-name="Strong_20_Emphasis"><text:span text:style-name="T3">==Output==</text:span></text:span><text:span text:style-name="T3"><text:line-break/></text:span><text:span text:style-name="Emphasis"><text:span text:style-name="T3">[1000, 2000, [‘item1’, ‘item2’, ‘item3’, ‘item4’, ‘item5’]]</text:span></text:span></text:p>
      <text:p text:style-name="P28">Het verwijderen van een item uit de lijst werkt als volgt:</text:p>
      <table:table table:name="Table32" table:style-name="Table32">
        <table:table-column table:style-name="Table32.A"/>
        <table:table-row>
          <table:table-cell table:style-name="Table32.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1">list2 <text:span text:style-name="T9">=</text:span><text:span text:style-name="T12">[</text:span><text:span text:style-name="T13">1000</text:span><text:span text:style-name="T9">,</text:span> <text:span text:style-name="T13">2000</text:span><text:span text:style-name="T9">,</text:span> list1<text:span text:style-name="T12">]</text:span></text:p>
            <text:p text:style-name="P21">list1<text:span text:style-name="T9">.</text:span>remove<text:span text:style-name="T12">(</text:span><text:span text:style-name="T10">"item5"</text:span><text:span text:style-name="T12">)</text:span></text:p>
            <text:p text:style-name="P21">list2<text:span text:style-name="T9">.</text:span>remove<text:span text:style-name="T12">(</text:span><text:span text:style-name="T13">2000</text:span><text:span text:style-name="T12">)</text:span></text:p>
            <text:p text:style-name="P21"><text:span text:style-name="T11">print</text:span><text:span text:style-name="T12">(</text:span>list2<text:span text:style-name="T12">)</text:span></text:p>
          </table:table-cell>
        </table:table-row>
      </table:table>
      <text:p text:style-name="P27"><text:span text:style-name="Strong_20_Emphasis"><text:span text:style-name="T3">==Output==</text:span></text:span><text:span text:style-name="T3"><text:line-break/></text:span><text:span text:style-name="Emphasis"><text:span text:style-name="T3">[1000, [‘item1’, ‘item2’, ‘item3’, ‘item4’]]</text:span></text:span></text:p>
      <text:p text:style-name="P28">Een item toevoegen aan een lijst werkt op de volgende manier:</text:p>
      <table:table table:name="Table33" table:style-name="Table33">
        <table:table-column table:style-name="Table33.A"/>
        <table:table-row>
          <table:table-cell table:style-name="Table33.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1">list2 <text:span text:style-name="T9">=</text:span><text:span text:style-name="T12">[</text:span><text:span text:style-name="T13">1000</text:span><text:span text:style-name="T9">,</text:span> <text:span text:style-name="T13">2000</text:span><text:span text:style-name="T9">,</text:span> list1<text:span text:style-name="T12">]</text:span></text:p>
            <text:p text:style-name="P21">list1<text:span text:style-name="T9">.</text:span>append <text:span text:style-name="T12">(</text:span><text:span text:style-name="T10">"item6"</text:span><text:span text:style-name="T12">)</text:span></text:p>
            <text:p text:style-name="P21"><text:span text:style-name="T11">print</text:span><text:span text:style-name="T12">(</text:span>list1<text:span text:style-name="T12">)</text:span></text:p>
          </table:table-cell>
        </table:table-row>
      </table:table>
      <text:p text:style-name="P27"><text:soft-page-break/><text:span text:style-name="Strong_20_Emphasis"><text:span text:style-name="T3">==Output==</text:span></text:span><text:span text:style-name="T3"><text:line-break/></text:span><text:span text:style-name="Emphasis"><text:span text:style-name="T3">[‘item1’, ‘item2’, ‘item3’, ‘item4’, ‘item5’, ‘item6’]</text:span></text:span></text:p>
      <text:p text:style-name="P28">En we kunnen waardes toevoegen op een bepaalde positie. De overige waardes schuiven dan op en veranderen ook van positie ID.</text:p>
      <table:table table:name="Table34" table:style-name="Table34">
        <table:table-column table:style-name="Table34.A"/>
        <table:table-row>
          <table:table-cell table:style-name="Table34.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1">list2 <text:span text:style-name="T9">=</text:span><text:span text:style-name="T12">[</text:span><text:span text:style-name="T13">1000</text:span><text:span text:style-name="T9">,</text:span> <text:span text:style-name="T13">2000</text:span><text:span text:style-name="T9">,</text:span> list1<text:span text:style-name="T12">]</text:span></text:p>
            <text:p text:style-name="P21">list1<text:span text:style-name="T9">.</text:span>insert <text:span text:style-name="T12">(</text:span><text:span text:style-name="T13">0</text:span><text:span text:style-name="T9">,</text:span> <text:span text:style-name="T10">"item100"</text:span><text:span text:style-name="T12">)</text:span></text:p>
            <text:p text:style-name="P21"><text:span text:style-name="T11">print</text:span><text:span text:style-name="T12">(</text:span>list1<text:span text:style-name="T12">)</text:span></text:p>
          </table:table-cell>
        </table:table-row>
      </table:table>
      <text:p text:style-name="P27"><text:span text:style-name="Strong_20_Emphasis"><text:span text:style-name="T3">==Output==</text:span></text:span><text:span text:style-name="Emphasis"><text:span text:style-name="T3">[‘item100’, ‘item1’, ‘item2’, ‘item3’, ‘item4’, ‘item5’]</text:span></text:span></text:p>
      <text:p text:style-name="P27"><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28">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3">tuple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1">tuple2 <text:span text:style-name="T9">=</text:span><text:span text:style-name="T12">(</text:span><text:span text:style-name="T13">1000</text:span><text:span text:style-name="T9">,</text:span> <text:span text:style-name="T13">2000</text:span><text:span text:style-name="T12">)</text:span></text:p>
            <text:p text:style-name="P21"><text:span text:style-name="T11">print</text:span><text:span text:style-name="T12">(</text:span>tuple1 <text:span text:style-name="T9">+</text:span> tuple2<text:span text:style-name="T12">)</text:span></text:p>
          </table:table-cell>
        </table:table-row>
      </table:table>
      <text:p text:style-name="P27"><text:span text:style-name="Strong_20_Emphasis"><text:span text:style-name="T3">==Output==</text:span></text:span><text:span text:style-name="T3"><text:line-break/></text:span><text:span text:style-name="Emphasis"><text:span text:style-name="T3">(‘item1’, ‘item2’, ‘item3’, ‘item4’, ‘item5’, 1000, 2000)</text:span></text:span></text:p>
      <text:p text:style-name="P27"><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span text:style-name="T2"><draw:frame draw:style-name="fr1" draw:name="Image1" text:anchor-type="as-char" svg:width="0.979cm" svg:height="0.979cm" draw:z-index="0"><draw:image xlink:href="Pictures/1000020D000003D3000003D3121E3850E2799579.svg" xlink:type="simple" xlink:show="embed" xlink:actuate="onLoad" loext:mime-type="image/svg+xml"/><draw:image xlink:href="Pictures/100002010000002500000025155D47592FA18324.png" xlink:type="simple" xlink:show="embed" xlink:actuate="onLoad" loext:mime-type="image/png"/><svg:title>🙂</svg:title></draw:frame></text:span></text:p>
      <text:p text:style-name="P28">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3">dict1 <text:span text:style-name="T9">=</text:span><text:span text:style-name="T12">{</text:span><text:span text:style-name="T10">"Naam"</text:span> <text:span text:style-name="T9">:</text:span> <text:span text:style-name="T10">"Jarno"</text:span><text:span text:style-name="T9">,</text:span> <text:span text:style-name="T10">"Achternaam"</text:span> <text:span text:style-name="T9">:</text:span> <text:span text:style-name="T10">"Baselier"</text:span><text:span text:style-name="T9">,</text:span> <text:span text:style-name="T10">"Leeftijd"</text:span> <text:span text:style-name="T9">:</text:span> <text:span text:style-name="T13">16</text:span><text:span text:style-name="T12">}</text:span></text:p>
            <text:p text:style-name="P21">dict2 <text:span text:style-name="T9">=</text:span><text:span text:style-name="T12">(</text:span><text:span text:style-name="T13">1000</text:span><text:span text:style-name="T9">,</text:span> <text:span text:style-name="T13">2000</text:span><text:span text:style-name="T12">)</text:span></text:p>
            <text:p text:style-name="P21"><text:span text:style-name="T11">print</text:span><text:span text:style-name="T12">(</text:span>dict1<text:span text:style-name="T12">)</text:span></text:p>
          </table:table-cell>
        </table:table-row>
      </table:table>
      <text:p text:style-name="P27"><text:span text:style-name="Strong_20_Emphasis"><text:span text:style-name="T3">==Output==</text:span></text:span><text:span text:style-name="T3"><text:line-break/></text:span><text:span text:style-name="Emphasis"><text:span text:style-name="T3">{‘Naam’: ‘Jarno’, ‘Achternaam’: ‘Jarno’, ‘Leeftijd’: 16}</text:span></text:span></text:p>
      <text:p text:style-name="P28">Om echter alleen de naam op te vragen refereer je naar de sleutel:</text:p>
      <table:table table:name="Table37" table:style-name="Table37">
        <table:table-column table:style-name="Table37.A"/>
        <table:table-row>
          <table:table-cell table:style-name="Table37.A1" office:value-type="string">
            <text:p text:style-name="P3">dict1 <text:span text:style-name="T9">=</text:span><text:span text:style-name="T12">{</text:span><text:span text:style-name="T10">"Naam"</text:span> <text:span text:style-name="T9">:</text:span> <text:span text:style-name="T10">"Jarno"</text:span><text:span text:style-name="T9">,</text:span> <text:span text:style-name="T10">"Achternaam"</text:span> <text:span text:style-name="T9">:</text:span> <text:span text:style-name="T10">"Baselier"</text:span><text:span text:style-name="T9">,</text:span> <text:span text:style-name="T10">"Leeftijd"</text:span> <text:span text:style-name="T9">:</text:span> <text:span text:style-name="T13">16</text:span><text:span text:style-name="T12">}</text:span></text:p>
            <text:p text:style-name="P21">dict2 <text:span text:style-name="T9">=</text:span><text:span text:style-name="T12">{</text:span><text:span text:style-name="T10">"waarde1"</text:span><text:span text:style-name="T9">:</text:span><text:span text:style-name="T13">1000</text:span><text:span text:style-name="T9">,</text:span> <text:span text:style-name="T10">"waarde2"</text:span><text:span text:style-name="T9">:</text:span><text:span text:style-name="T13">2000</text:span><text:span text:style-name="T12">}</text:span></text:p>
            <text:p text:style-name="P21"><text:span text:style-name="T11">print</text:span><text:span text:style-name="T12">(</text:span>dict1<text:span text:style-name="T12">[</text:span><text:span text:style-name="T10">"Naam"</text:span><text:span text:style-name="T12">])</text:span></text:p>
          </table:table-cell>
        </table:table-row>
      </table:table>
      <text:p text:style-name="P27"><text:soft-page-break/><text:span text:style-name="Strong_20_Emphasis"><text:span text:style-name="T3">==Output==</text:span></text:span><text:span text:style-name="T3"><text:line-break/></text:span><text:span text:style-name="Emphasis"><text:span text:style-name="T3">Jarno</text:span></text:span></text:p>
      <text:p text:style-name="P28">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3">dict1 <text:span text:style-name="T9">=</text:span><text:span text:style-name="T12">{</text:span><text:span text:style-name="T10">"Naam"</text:span> <text:span text:style-name="T9">:</text:span> <text:span text:style-name="T10">"Jarno"</text:span><text:span text:style-name="T9">,</text:span> <text:span text:style-name="T10">"Achternaam"</text:span> <text:span text:style-name="T9">:</text:span> <text:span text:style-name="T10">"Baselier"</text:span><text:span text:style-name="T9">,</text:span> <text:span text:style-name="T10">"Leeftijd"</text:span> <text:span text:style-name="T9">:</text:span> <text:span text:style-name="T13">16</text:span><text:span text:style-name="T12">}</text:span></text:p>
            <text:p text:style-name="P21">dict2 <text:span text:style-name="T9">=</text:span><text:span text:style-name="T12">{</text:span><text:span text:style-name="T10">"waarde1"</text:span><text:span text:style-name="T9">:</text:span><text:span text:style-name="T13">1000</text:span><text:span text:style-name="T9">,</text:span> <text:span text:style-name="T10">"waarde2"</text:span><text:span text:style-name="T9">:</text:span><text:span text:style-name="T13">2000</text:span><text:span text:style-name="T12">}</text:span></text:p>
            <text:p text:style-name="P21"><text:span text:style-name="T11">print</text:span><text:span text:style-name="T12">(</text:span>dict1<text:span text:style-name="T12">[</text:span><text:span text:style-name="T10">"Naam"</text:span><text:span text:style-name="T12">]</text:span><text:span text:style-name="T9">,</text:span>dict1<text:span text:style-name="T12">[</text:span><text:span text:style-name="T10">"Achternaam"</text:span><text:span text:style-name="T12">])</text:span></text:p>
          </table:table-cell>
        </table:table-row>
      </table:table>
      <text:p text:style-name="P27"><text:span text:style-name="Strong_20_Emphasis"><text:span text:style-name="T3">==Output==</text:span></text:span><text:span text:style-name="T3"><text:line-break/></text:span><text:span text:style-name="Emphasis"><text:span text:style-name="T3">Jarno Baselier</text:span></text:span></text:p>
      <text:p text:style-name="P28">Het toevoegen van een nieuwe waarde aan de dictionary werkt als volgt:</text:p>
      <table:table table:name="Table39" table:style-name="Table39">
        <table:table-column table:style-name="Table39.A"/>
        <table:table-row>
          <table:table-cell table:style-name="Table39.A1" office:value-type="string">
            <text:p text:style-name="P3">dict1 <text:span text:style-name="T9">=</text:span><text:span text:style-name="T12">{</text:span><text:span text:style-name="T10">"Naam"</text:span> <text:span text:style-name="T9">:</text:span> <text:span text:style-name="T10">"Jarno"</text:span><text:span text:style-name="T9">,</text:span> <text:span text:style-name="T10">"Achternaam"</text:span> <text:span text:style-name="T9">:</text:span> <text:span text:style-name="T10">"Baselier"</text:span><text:span text:style-name="T9">,</text:span> <text:span text:style-name="T10">"Leeftijd"</text:span> <text:span text:style-name="T9">:</text:span> <text:span text:style-name="T13">16</text:span><text:span text:style-name="T12">}</text:span></text:p>
            <text:p text:style-name="P21">dict2 <text:span text:style-name="T9">=</text:span><text:span text:style-name="T12">{</text:span><text:span text:style-name="T10">"waarde1"</text:span><text:span text:style-name="T9">:</text:span><text:span text:style-name="T13">1000</text:span><text:span text:style-name="T9">,</text:span> <text:span text:style-name="T10">"waarde2"</text:span><text:span text:style-name="T9">:</text:span><text:span text:style-name="T13">2000</text:span><text:span text:style-name="T12">}</text:span></text:p>
            <text:p text:style-name="P22"> </text:p>
            <text:p text:style-name="P21">dict2<text:span text:style-name="T12">[</text:span><text:span text:style-name="T10">"waarde3"</text:span><text:span text:style-name="T12">]</text:span> <text:span text:style-name="T9">=</text:span> <text:span text:style-name="T13">3000</text:span></text:p>
            <text:p text:style-name="P22"> </text:p>
            <text:p text:style-name="P21"><text:span text:style-name="T11">print</text:span><text:span text:style-name="T12">(</text:span>dict2<text:span text:style-name="T12">[</text:span><text:span text:style-name="T10">"waarde3"</text:span><text:span text:style-name="T12">])</text:span></text:p>
          </table:table-cell>
        </table:table-row>
      </table:table>
      <text:p text:style-name="P27"><text:span text:style-name="Strong_20_Emphasis"><text:span text:style-name="T3">==Output==</text:span></text:span><text:span text:style-name="T3"><text:line-break/></text:span><text:span text:style-name="Emphasis"><text:span text:style-name="T3">3000</text:span></text:span></text:p>
      <text:p text:style-name="P28">Verwijder een waarde uit de dictionary:</text:p>
      <table:table table:name="Table40" table:style-name="Table40">
        <table:table-column table:style-name="Table40.A"/>
        <table:table-row>
          <table:table-cell table:style-name="Table40.A1" office:value-type="string">
            <text:p text:style-name="P3">dict1 <text:span text:style-name="T9">=</text:span><text:span text:style-name="T12">{</text:span><text:span text:style-name="T10">"Naam"</text:span> <text:span text:style-name="T9">:</text:span> <text:span text:style-name="T10">"Jarno"</text:span><text:span text:style-name="T9">,</text:span> <text:span text:style-name="T10">"Achternaam"</text:span> <text:span text:style-name="T9">:</text:span> <text:span text:style-name="T10">"Baselier"</text:span><text:span text:style-name="T9">,</text:span> <text:span text:style-name="T10">"Leeftijd"</text:span> <text:span text:style-name="T9">:</text:span> <text:span text:style-name="T13">16</text:span><text:span text:style-name="T12">}</text:span></text:p>
            <text:p text:style-name="P21">dict2 <text:span text:style-name="T9">=</text:span><text:span text:style-name="T12">{</text:span><text:span text:style-name="T10">"waarde1"</text:span><text:span text:style-name="T9">:</text:span><text:span text:style-name="T13">1000</text:span><text:span text:style-name="T9">,</text:span> <text:span text:style-name="T10">"waarde2"</text:span><text:span text:style-name="T9">:</text:span><text:span text:style-name="T13">2000</text:span><text:span text:style-name="T12">}</text:span></text:p>
            <text:p text:style-name="P22"> </text:p>
            <text:p text:style-name="P21">dict2<text:span text:style-name="T12">[</text:span><text:span text:style-name="T10">"waarde3"</text:span><text:span text:style-name="T12">]</text:span> <text:span text:style-name="T9">=</text:span> <text:span text:style-name="T13">3000</text:span></text:p>
            <text:p text:style-name="P21">del dict2<text:span text:style-name="T12">[</text:span><text:span text:style-name="T10">'waarde3'</text:span><text:span text:style-name="T12">]</text:span><text:span text:style-name="T9">;</text:span></text:p>
            <text:p text:style-name="P22"> </text:p>
            <text:p text:style-name="P21"><text:span text:style-name="T11">print</text:span><text:span text:style-name="T12">(</text:span>dict2<text:span text:style-name="T12">)</text:span></text:p>
          </table:table-cell>
        </table:table-row>
      </table:table>
      <text:p text:style-name="P26"><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18">DATATYPEN CONVERTEREN</text:span></text:p>
      <table:table table:name="Table41" table:style-name="Table41">
        <table:table-column table:style-name="Table41.A"/>
        <table:table-row>
          <table:table-cell table:style-name="Table41.A1" office:value-type="string">
            <text:p text:style-name="P3">float<text:span text:style-name="T9">=</text:span><text:span text:style-name="T23">100.1</text:span></text:p>
            <text:p text:style-name="P22"> </text:p>
            <text:p text:style-name="P21"><text:span text:style-name="T11">print</text:span><text:span text:style-name="T12">(</text:span>int<text:span text:style-name="T12">(</text:span>float<text:span text:style-name="T12">))</text:span></text:p>
          </table:table-cell>
        </table:table-row>
      </table:table>
      <text:p text:style-name="P5"><text:span text:style-name="Strong_20_Emphasis"><text:span text:style-name="T4">==Output==</text:span></text:span><text:span text:style-name="T4"><text:line-break/></text:span><text:span text:style-name="Emphasis"><text:span text:style-name="T4">100</text:span></text:span></text:p>
      <text:p text:style-name="Text_20_body"><text:span text:style-name="T22"/></text:p>
      <text:p text:style-name="P8"><text:span text:style-name="T22"/></text:p>
      <text:p text:style-name="P8"><text:span text:style-name="T21"/></text:p>
      <text:p text:style-name="P8"><text:soft-page-break/><text:span text:style-name="T21">Een integer kunnen we ook converteren string. Bijvoorbeeld:</text:span></text:p>
      <table:table table:name="Table42" table:style-name="Table42">
        <table:table-column table:style-name="Table42.A"/>
        <table:table-row>
          <table:table-cell table:style-name="Table42.A1" office:value-type="string">
            <text:p text:style-name="P3">integer<text:span text:style-name="T9">=</text:span><text:span text:style-name="T13">100</text:span></text:p>
            <text:p text:style-name="P22"> </text:p>
            <text:p text:style-name="P21"><text:span text:style-name="T11">print</text:span><text:span text:style-name="T12">(</text:span>str<text:span text:style-name="T12">(</text:span>integer<text:span text:style-name="T12">))</text:span></text:p>
          </table:table-cell>
        </table:table-row>
      </table:table>
      <text:p text:style-name="P5"><text:span text:style-name="Strong_20_Emphasis"><text:span text:style-name="T3">==Output==</text:span></text:span><text:span text:style-name="T3"><text:line-break/></text:span><text:span text:style-name="Emphasis"><text:span text:style-name="T3">100</text:span></text:span></text:p>
      <text:p text:style-name="Text_20_body"><text:span text:style-name="T22"/></text:p>
      <text:p text:style-name="P26"><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3">naam<text:span text:style-name="T9">=</text:span><text:span text:style-name="T10">"Jarno"</text:span> <text:s text:c="3"/><text:span text:style-name="T24">#Jarno is een string</text:span></text:p>
            <text:p text:style-name="P21">leeftijd<text:span text:style-name="T9">=</text:span><text:span text:style-name="T13">16</text:span> <text:s text:c="4"/><text:span text:style-name="T24">#16 is een integer</text:span></text:p>
            <text:p text:style-name="P22"/>
            <text:p text:style-name="P21"><text:span text:style-name="T11">print</text:span><text:span text:style-name="T12">(</text:span><text:span text:style-name="T10">"Van harte gefeliciteerd "</text:span> <text:span text:style-name="T9">+</text:span> naam <text:span text:style-name="T9">+</text:span> <text:span text:style-name="T10">"! Vandaag ben je "</text:span> <text:span text:style-name="T9">+</text:span> str<text:span text:style-name="T12">(</text:span>leeftijd<text:span text:style-name="T12">)</text:span> <text:span text:style-name="T9">+</text:span> <text:span text:style-name="T10">" jaar geworden."</text:span><text:span text:style-name="T12">)</text:span></text:p>
          </table:table-cell>
        </table:table-row>
      </table:table>
      <text:p text:style-name="P26"><text:span text:style-name="Emphasis"><text:span text:style-name="T3"/></text:span></text:p>
      <text:p text:style-name="P26"><text:span text:style-name="Emphasis"><text:span text:style-name="T3">Er zijn nog meer operators die we kunnen gebruiken in berekeningen, zoals:</text:span></text:span></text:p>
      <text:p text:style-name="P8">%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8">Let op. Vermenigvuldigen en delen gaat bij sommen VOOR optellen en aftrekken.</text:p>
      <text:p text:style-name="Text_20_body"><text:line-break/></text:p>
      <text:p text:style-name="P26"><text:span text:style-name="Emphasis"><text:span text:style-name="T3"/></text:span></text:p>
      <text:p text:style-name="P8"/>
      <text:p text:style-name="P1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17T16:15:46.478923060</dc:date>
    <meta:editing-duration>PT57M</meta:editing-duration>
    <meta:editing-cycles>10</meta:editing-cycles>
    <meta:generator>LibreOffice/6.2.4.2.0$Linux_X86_64 LibreOffice_project/b154c0ac6cf11bc010cb60509e6db2f74a9a9fa3</meta:generator>
    <meta:document-statistic meta:table-count="43" meta:image-count="1" meta:object-count="0" meta:page-count="11" meta:paragraph-count="267" meta:word-count="2526" meta:character-count="16559" meta:non-whitespace-character-count="14251"/>
  </office:meta>
</office:document-meta>
</file>